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c746" officeooo:paragraph-rsid="0012c74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a62f" officeooo:paragraph-rsid="0013a62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62f" officeooo:paragraph-rsid="0013a62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2a10" officeooo:paragraph-rsid="00142a1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c746" officeooo:paragraph-rsid="0012c74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2c746" officeooo:paragraph-rsid="0012c7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2c746" officeooo:paragraph-rsid="0012c74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46753" officeooo:paragraph-rsid="0014675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46753" officeooo:paragraph-rsid="0014675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64dc6" officeooo:paragraph-rsid="00164dc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64dc6" officeooo:paragraph-rsid="00164d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6753" officeooo:paragraph-rsid="0014675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2c746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3a62f" officeooo:paragraph-rsid="0013a62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42a10" officeooo:paragraph-rsid="00142a10" style:font-weight-asian="normal" style:font-weight-complex="normal"/>
    </style:style>
    <style:style style:name="P16" style:family="paragraph" style:parent-style-name="Frame_20_contents">
      <style:paragraph-properties fo:text-align="center" style:justify-single-word="false"/>
      <style:text-properties officeooo:paragraph-rsid="0012c746"/>
    </style:style>
    <style:style style:name="P17" style:family="paragraph">
      <style:paragraph-properties fo:text-align="center"/>
    </style:style>
    <style:style style:name="P18" style:family="paragraph">
      <style:text-properties fo:font-size="1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c746" fo:background-color="#fff200" loext:char-shading-value="0"/>
    </style:style>
    <style:style style:name="T3" style:family="text">
      <style:text-properties officeooo:rsid="0016e362"/>
    </style:style>
    <style:style style:name="T4" style:family="text">
      <style:text-properties officeooo:rsid="00187c31"/>
    </style:style>
    <style:style style:name="T5" style:family="text">
      <style:text-properties fo:font-size="12pt"/>
    </style:style>
    <style:style style:name="gr1" style:family="graphic" style:parent-style-name="Frame">
      <style:graphic-properties draw:textarea-horizontal-align="justify" draw:textarea-vertical-align="middle" draw:auto-grow-height="false" fo:min-height="2.672cm" fo:min-width="2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2.54cm" fo:min-width="2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2.858cm" fo:min-width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52cm" fo:min-width="2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436cm" fo:min-width="0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2.778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Big Data: Projeto 1</text:p>
      <text:p text:style-name="P5">Primeira Entreg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Hugo Mendes, Sabrina Simão</text:p>
      <text:p text:style-name="P6">Professor Fabio Ayres</text:p>
      <text:p text:style-name="P6">Arquitetura Implementada</text:p>
      <text:p text:style-name="P6"><text:soft-page-break/></text:p>
      <text:p text:style-name="P6"/>
      <text:p text:style-name="P7">Diagrama:</text:p>
      <text:p text:style-name="P7"><draw:custom-shape text:anchor-type="paragraph" draw:z-index="2" draw:name="Shape1" draw:style-name="gr3" draw:text-style-name="P17" svg:width="2.858cm" svg:height="2.858cm" svg:x="2.071cm" svg:y="1.281cm"><text:p text:style-name="P16"><text:span text:style-name="T2">Aplicação</text:span></text:p><draw:enhanced-geometry svg:viewBox="0 0 21600 21600" draw:type="rectangle" draw:enhanced-path="M 0 0 L 21600 0 21600 21600 0 21600 0 0 Z N"/></draw:custom-shape><draw:custom-shape text:anchor-type="paragraph" draw:z-index="10" draw:name="Shape2" draw:style-name="gr8" draw:text-style-name="P17" svg:width="2.779cm" svg:height="2.779cm" svg:x="7.601cm" svg:y="1.254cm"><text:p text:style-name="P16"><text:span text:style-name="T2">Web server</text:span></text:p><draw:enhanced-geometry svg:viewBox="0 0 21600 21600" draw:type="rectangle" draw:enhanced-path="M 0 0 L 21600 0 21600 21600 0 21600 0 0 Z N"/></draw:custom-shape><draw:custom-shape text:anchor-type="paragraph" draw:z-index="1" draw:name="Shape3" draw:style-name="gr2" draw:text-style-name="P18" svg:width="2.86cm" svg:height="2.541cm" svg:x="13.607cm" svg:y="1.334cm"><text:p text:style-name="P16"><text:span text:style-name="T2">Rest Api</text:span></text:p><draw:enhanced-geometry svg:viewBox="0 0 21600 21600" draw:type="rectangle" draw:enhanced-path="M 0 0 L 21600 0 21600 21600 0 21600 0 0 Z N"/></draw:custom-shape><draw:custom-shape text:anchor-type="paragraph" draw:z-index="0" draw:name="Shape4" draw:style-name="gr1" draw:text-style-name="P17" svg:width="2.885cm" svg:height="2.673cm" svg:x="13.633cm" svg:y="5.514cm"><text:p text:style-name="P16"><text:span text:style-name="T2">SQL</text:span></text:p><draw:enhanced-geometry svg:viewBox="0 0 21600 21600" draw:type="rectangle" draw:enhanced-path="M 0 0 L 21600 0 21600 21600 0 21600 0 0 Z N"/></draw:custom-shape><draw:custom-shape text:anchor-type="paragraph" draw:z-index="3" draw:name="Shape5" draw:style-name="gr4" svg:width="2.303cm" svg:height="0.503cm" svg:x="5.14cm" svg:y="2.2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5" draw:style-name="gr4" svg:width="2.303cm" svg:height="0.503cm" svg:x="10.802cm" svg:y="2.2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6" draw:style-name="gr5" svg:width="0.477cm" svg:height="1.641cm" svg:x="14.903cm" svg:y="3.8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6" draw:name="Shape7" draw:style-name="gr6" draw:text-style-name="P19" svg:width="1.773cm" svg:height="0.609cm" svg:x="5.299cm" svg:y="1.386cm"><draw:text-box><text:p text:style-name="P17">HTTP</text:p></draw:text-box></draw:frame><draw:frame text:anchor-type="paragraph" draw:z-index="7" draw:name="Shape7" draw:style-name="gr6" draw:text-style-name="P19" svg:width="1.773cm" svg:height="0.609cm" svg:x="5.299cm" svg:y="1.386cm"><draw:text-box><text:p text:style-name="P17">HTTP</text:p></draw:text-box></draw:frame><draw:frame text:anchor-type="paragraph" draw:z-index="8" draw:name="Shape7" draw:style-name="gr7" draw:text-style-name="P20" svg:width="1.773cm" svg:height="0.489cm" svg:x="11.172cm" svg:y="1.307cm"><draw:text-box><text:p text:style-name="P17"><text:span text:style-name="T5">Rest</text:span></text:p></draw:text-box></draw:frame><draw:frame text:anchor-type="paragraph" draw:z-index="9" draw:name="Shape7" draw:style-name="gr6" draw:text-style-name="P19" svg:width="1.773cm" svg:height="0.609cm" svg:x="15.538cm" svg:y="4.297cm"><draw:text-box><text:p text:style-name="P17">SQL</text:p></draw:text-box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Descrição:</text:p>
      <text:p text:style-name="P2"/>
      <text:p text:style-name="P3"><text:tab/><text:span text:style-name="T1">Na parte do </text:span>front-end<text:span text:style-name="T1"> estamos usando um framework javascript chamado React.js, moderno e recente vem sendo uma ferramenta muito utilzada no mercado web. Permite rapido desenvolvimento e tem uma estrutura baseada em componentes reutilizaveis, gerando códigos modulares e escalaveis se implementados conforme a filosofia react.</text:span></text:p>
      <text:p text:style-name="P14"><text:tab/></text:p>
      <text:p text:style-name="P3"><text:tab/><text:span text:style-name="T1">A </text:span>rest-api <text:span text:style-name="T1">foi feita em node.js (também javascript), novamente utilizando-se uma framework também muito utilizada pelo mercado conhecida como express, esta que fornece ferramentas suficientes para criação de uma api robusta.</text:span></text:p>
      <text:p text:style-name="P14"/>
      <text:p text:style-name="P3"><text:span text:style-name="T1"><text:tab/>A conexão com o </text:span>SQL<text:span text:style-name="T1"> é feita a partir de uma biblioteca existente para node, mas o management do que acontece com o banco é puramente ‘escrita sql’. </text:span></text:p>
      <text:p text:style-name="P14"/>
      <text:p text:style-name="P3">Estrutura da rest:</text:p>
      <text:p text:style-name="P4"/>
      <text:p text:style-name="P4"><text:tab/><text:span text:style-name="T1">A rest está sendo montada conforme um desing bem interessante e com <text:s/>alto potencial de escalabilidade que pode ser encontrado nesse artigo:</text:span></text:p>
      <text:p text:style-name="P15"/>
      <text:p text:style-name="P4"><text:a xlink:type="simple" xlink:href="https://medium.com/studioarmix/learn-restful-api-design-ideals-c5ec915a430f" text:style-name="Internet_20_link" text:visited-style-name="Visited_20_Internet_20_Link"><text:span text:style-name="T1">https://medium.com/studioarmix/learn-restful-api-design-ideals-c5ec915a430f</text:span></text:a></text:p>
      <text:p text:style-name="P15"/>
      <text:p text:style-name="P15"><text:tab/>Em resumo (com o que foi implementado até então), temos um endpoint por tabela, e para cada endpoint diferentes verbos http são aceitos. Os verbos que vão ser utilizados serão somente o get, post e patch. A ausência do put e do delete se deve ao fato de que adotamos as praticas do que foi descrito no artigo, e o put é para updates em objetos inteiros, e o delete para remoções. No nosso caso os updates são bem específicos e mexem com um ou dois atributos, nesse caso recomenda-se o uso do patch, mesmo para o delete o que fazemos é mudar uma flag para true or false.</text:p>
      <text:p text:style-name="P15"><text:s text:c="10"/>Exemplificando, quando queremos fazer alterações nas tabelas sql a rest possui um endpoint com o nome daquela tabela e uma implementação para cada tipo de verbo http que você quiser usar. A rest esta no mesmo repositório da aplicação para facilitar as coisas, entretanto roda de maneira independente da aplicação, ou seja, se quiser startar a rest sem nem mexer com o front é possível.</text:p>
      <text:p text:style-name="P15"><text:soft-page-break/><text:tab/><text:span text:style-name="T3">As repostas da rest também seguem um padrão, 401 para erro de autenticação, 400 para erro interno da rest, e 200 se ocorreu tudo okay.</text:span></text:p>
      <text:p text:style-name="P15"/>
      <text:p text:style-name="P15"/>
      <text:p text:style-name="P15"/>
      <text:p text:style-name="P8">Dicionário de dados</text:p>
      <text:p text:style-name="P8"/>
      <text:p text:style-name="P9">Tabela ingredientes:</text:p>
      <text:p text:style-name="P9"><text:tab/><text:span text:style-name="T1">ingrediente_id</text:span> → <text:span text:style-name="T1">chave primária que identifica um ingrediente</text:span></text:p>
      <text:p text:style-name="P12"><text:tab/>nome → nome do ingrediente</text:p>
      <text:p text:style-name="P12"><text:tab/>disponível → boolean que diz se esse ingrediente está disponivel no estoque ou não.</text:p>
      <text:p text:style-name="P12"><text:tab/>custo → valor desse ingrediente <text:span text:style-name="T4">(reais)</text:span></text:p>
      <text:p text:style-name="P12"/>
      <text:p text:style-name="P9">Receitas:</text:p>
      <text:p text:style-name="P9"><text:tab/><text:span text:style-name="T1">receita_id → chave primária que identifica uma receita</text:span></text:p>
      <text:p text:style-name="P12"><text:tab/>nome → nome da receita</text:p>
      <text:p text:style-name="P12"/>
      <text:p text:style-name="P9">Compras:</text:p>
      <text:p text:style-name="P9"><text:tab/><text:span text:style-name="T1">compra_id → chave primaria que identifica uma compra</text:span></text:p>
      <text:p text:style-name="P12"><text:tab/>data_pagamento → quando a compra foi paga , <text:span text:style-name="T4">data fo calendario gregoriano</text:span></text:p>
      <text:p text:style-name="P12"><text:tab/>custo → o valor total dessa compra <text:span text:style-name="T4">(reais)</text:span></text:p>
      <text:p text:style-name="P12"><text:tab/>cliente_id → chave estrangeira que diz qual cliente fez essa compra</text:p>
      <text:p text:style-name="P12"><text:tab/></text:p>
      <text:p text:style-name="P9">Cliente:</text:p>
      <text:p text:style-name="P9"><text:tab/><text:span text:style-name="T1">cliente_id → chave primaria que identifica um cliente</text:span></text:p>
      <text:p text:style-name="P12"><text:tab/>nome → nome do cliente (pode ser primeiro nome ou completo)</text:p>
      <text:p text:style-name="P12"><text:tab/>nascimento → data de nascimento do cliente, <text:span text:style-name="T4">calendario gregoriano</text:span></text:p>
      <text:p text:style-name="P12"><text:tab/>genêro → genêro com o qual o cliente se classifica como </text:p>
      <text:p text:style-name="P12"/>
      <text:p text:style-name="P9">Receita Ingrediente:</text:p>
      <text:p text:style-name="P9"><text:tab/><text:span text:style-name="T1">ingrediente_id→ chave estrangeira, parte da primária. Identifica qual ingrediente pertence à essa relação.</text:span></text:p>
      <text:p text:style-name="P12"><text:tab/>receita_id→ chave estrangeira, parte da primária. Identifica qual receita pertence à essa relação.</text:p>
      <text:p text:style-name="P12"/>
      <text:p text:style-name="P9">Compras Receita:</text:p>
      <text:p text:style-name="P9"><text:tab/><text:span text:style-name="T1">compra_id→ chave estrangeira, parte da primária. Identifica qual compra pertence à essa relação.</text:span></text:p>
      <text:p text:style-name="P12"><text:tab/>receita_id→ chave estrangeira, parte da primária. Identifica qual receita pertence à essa relação.</text:p>
      <text:p text:style-name="P12"/>
      <text:p text:style-name="P12"/>
      <text:p text:style-name="P10">Observações Finais</text:p>
      <text:p text:style-name="P10"/>
      <text:p text:style-name="P11"><text:tab/>Para rodar o front ou a rest basta entrar em suas respectivas pastas (front-big-data, RestApi), e rodar os comandos npm install seguido do comando npm run start. É necessario ter node instalado na maquina e um DB chamado ‘project_1’ em seu mysql local <text:span text:style-name="T3">e alterar seu mysql user e password</text:span>. Ainda não há praticamente nada nesses dois diretórios só uma quick start para testar as conexões (ver console log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2:20:57.736544887</meta:creation-date>
    <dc:date>2018-08-28T23:24:43.533523520</dc:date>
    <meta:editing-duration>PT4M33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51" meta:word-count="612" meta:character-count="3888" meta:non-whitespace-character-count="3283"/>
  </office:meta>
</office:document-meta>
</file>